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b96" officeooo:paragraph-rsid="0017db96"/>
    </style:style>
    <style:style style:name="T1" style:family="text">
      <style:text-properties officeooo:rsid="00196191"/>
    </style:style>
    <style:style style:name="T2" style:family="text">
      <style:text-properties officeooo:rsid="001a91f7"/>
    </style:style>
    <style:style style:name="T3" style:family="text">
      <style:text-properties officeooo:rsid="00231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|03|22</text:p>
      <text:p text:style-name="P1">-<text:span text:style-name="T1">git commands</text:span></text:p>
      <text:p text:style-name="P1">-<text:span text:style-name="T2">ssh key connection</text:span></text:p>
      <text:p text:style-name="P1">-<text:span text:style-name="T2">branch command</text:span></text:p>
      <text:p text:style-name="P1">-<text:span text:style-name="T2">linux commands</text:span></text:p>
      <text:p text:style-name="P1">-<text:span text:style-name="T2">deleteing branch </text:span></text:p>
      <text:p text:style-name="P1">-<text:span text:style-name="T2">creating branch</text:span></text:p>
      <text:p text:style-name="P1">-<text:span text:style-name="T3">push requests</text:span></text:p>
      <text:p text:style-name="P1">-<text:span text:style-name="T3">pull request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1T10:38:25.200046601</meta:creation-date>
    <dc:date>2022-03-11T16:02:31.917374139</dc:date>
    <meta:editing-duration>PT5H13M56S</meta:editing-duration>
    <meta:editing-cycles>3</meta:editing-cycles>
    <meta:generator>LibreOffice/7.2.1.2$Linux_X86_64 LibreOffice_project/20$Build-2</meta:generator>
    <meta:document-statistic meta:table-count="0" meta:image-count="0" meta:object-count="0" meta:page-count="1" meta:paragraph-count="9" meta:word-count="18" meta:character-count="131" meta:non-whitespace-character-count="121"/>
  </office:meta>
</office:document-meta>
</file>